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55cm" fo:min-width="0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47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.208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8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9" style:family="graphic" style:parent-style-name="objectwithoutfill">
      <style:graphic-properties draw:stroke="solid" draw:stroke-dash="Ultrafine_20_Dashed" svg:stroke-color="#000000" draw:fill="solid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  <style:paragraph-properties style:writing-mode="lr-tb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65cm" fo:min-width="0.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/>
      <style:paragraph-properties style:writing-mode="lr-tb"/>
    </style:style>
    <style:style style:name="gr14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.942cm"/>
    </style:style>
    <style:style style:name="gr16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-color="#b4c7dc" draw:textarea-horizontal-align="justify" draw:textarea-vertical-align="middle" draw:auto-grow-height="false" fo:min-height="0.248cm" fo:min-width="0cm"/>
    </style:style>
    <style:style style:name="gr18" style:family="graphic" style:parent-style-name="objectwithoutfill">
      <style:graphic-properties svg:stroke-color="#000000" draw:fill="solid" draw:fill-color="#b4c7dc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446cm"/>
      <style:paragraph-properties style:writing-mode="lr-tb"/>
    </style:style>
    <style:style style:name="gr2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6cm" fo:min-width="0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66cm" fo:min-width="0cm" fo:padding-top="0.142cm" fo:padding-bottom="0.142cm" fo:padding-left="0.267cm" fo:padding-right="0.267cm"/>
    </style:style>
    <style:style style:name="gr2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4" style:family="graphic" style:parent-style-name="standard">
      <style:graphic-properties svg:stroke-width="0.035cm" svg:stroke-color="#81d41a" draw:marker-start-width="0.252cm" draw:marker-end-width="0.252cm" draw:fill="none" draw:textarea-horizontal-align="justify" draw:textarea-vertical-align="middle" draw:auto-grow-height="false" fo:min-height="0.566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497cm"/>
      <style:paragraph-properties style:writing-mode="lr-tb"/>
    </style:style>
    <style:style style:name="gr26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b2b2b2" loext:opacity="100%" fo:font-size="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solid" draw:fill-color="#b4c7dc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T1" style:family="text">
      <style:text-properties fo:font-size="8pt"/>
    </style:style>
    <style:style style:name="T2" style:family="text">
      <style:text-properties fo:color="#b2b2b2" loext:opacity="100%" fo:font-size="8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1.8cm" svg:x="12.1cm" svg:y="2.86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47cm" svg:height="0.569cm" svg:x="10.653cm" svg:y="4.731cm">
          <draw:text-box>
            <text:p><text:span text:style-name="T1">ThreadBasedRemoteAccessServer</text:span></text:p>
          </draw:text-box>
        </draw:frame>
        <draw:g>
          <draw:custom-shape draw:style-name="gr3" draw:text-style-name="P3" draw:layer="layout" svg:width="1cm" svg:height="0.2cm" svg:x="14.901cm" svg:y="4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1cm" svg:height="1cm" svg:x="14.9cm" svg:y="3.2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2cm" svg:x="14.9cm" svg:y="3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4.9cm" svg:y1="3.269cm" svg:x2="14.9cm" svg:y2="4.269cm">
            <text:p/>
          </draw:line>
          <draw:line draw:style-name="gr5" draw:text-style-name="P4" draw:layer="layout" svg:x1="15.9cm" svg:y1="3.269cm" svg:x2="15.9cm" svg:y2="4.269cm">
            <text:p/>
          </draw:line>
        </draw:g>
        <draw:g>
          <draw:g>
            <draw:custom-shape draw:style-name="gr6" draw:text-style-name="P5" draw:layer="layout" svg:width="0.3cm" svg:height="0.3cm" svg:x="11.15cm" svg:y="3.8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11.1cm" svg:y="3.76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11.45cm" svg:y1="3.969cm" svg:x2="11.95cm" svg:y2="3.969cm">
            <text:p/>
          </draw:line>
          <draw:custom-shape draw:style-name="gr6" draw:text-style-name="P5" draw:layer="layout" svg:width="0.2cm" svg:height="0.2cm" svg:x="11.25cm" svg:y="3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1.45cm" svg:y1="3.519cm" svg:x2="11.95cm" svg:y2="3.519cm">
            <text:p/>
          </draw:line>
          <draw:custom-shape draw:style-name="gr10" draw:text-style-name="P7" draw:layer="layout" svg:width="0.15cm" svg:height="0.75cm" svg:x="11.95cm" svg:y="3.369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8" draw:layer="layout" svg:width="2.585cm" svg:height="0.569cm" svg:x="14.151cm" svg:y="4.4cm">
          <draw:text-box>
            <text:p><text:span text:style-name="T2">ObjectDictionary</text:span></text:p>
          </draw:text-box>
        </draw:frame>
        <draw:g>
          <draw:g>
            <draw:custom-shape draw:style-name="gr6" draw:text-style-name="P5" draw:layer="layout" svg:width="0.3cm" svg:height="0.3cm" draw:transform="rotate (-3.14159265358979) translate (11.15cm 3.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1.2cm 3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0.85cm" svg:y1="3.6cm" svg:x2="10.35cm" svg:y2="3.6cm">
              <text:p/>
            </draw:line>
            <draw:custom-shape draw:style-name="gr6" draw:text-style-name="P5" draw:layer="layout" svg:width="0.2cm" svg:height="0.2cm" draw:transform="rotate (-3.14159265358979) translate (11.05cm 4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0.85cm" svg:y1="4.05cm" svg:x2="10.35cm" svg:y2="4.05cm">
              <text:p/>
            </draw:line>
            <draw:custom-shape draw:style-name="gr10" draw:text-style-name="P7" draw:layer="layout" svg:width="0.15cm" svg:height="0.75cm" svg:x="10.2cm" svg:y="3.4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9" draw:layer="layout" svg:width="0.8cm" svg:height="0.9cm" svg:x="9.4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8cm" svg:height="0.9cm" svg:x="6.8cm" svg:y="3.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5" draw:layer="layout" svg:width="0.3cm" svg:height="0.3cm" svg:x="5.85cm" svg:y="3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svg:x="5.8cm" svg:y="3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4" draw:layer="layout" svg:x1="6.15cm" svg:y1="4.1cm" svg:x2="6.65cm" svg:y2="4.1cm">
            <text:p/>
          </draw:line>
          <draw:custom-shape draw:style-name="gr6" draw:text-style-name="P5" draw:layer="layout" svg:width="0.2cm" svg:height="0.2cm" svg:x="5.95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6.15cm" svg:y1="3.65cm" svg:x2="6.65cm" svg:y2="3.65cm">
            <text:p/>
          </draw:line>
          <draw:custom-shape draw:style-name="gr10" draw:text-style-name="P7" draw:layer="layout" svg:width="0.15cm" svg:height="0.75cm" svg:x="6.65cm" svg:y="3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5" draw:layer="layout" svg:width="0.3cm" svg:height="0.3cm" draw:transform="rotate (-3.14159265358979) translate (5.85cm 3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5.9cm 3.9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5.55cm" svg:y1="3.7cm" svg:x2="5.05cm" svg:y2="3.7cm">
              <text:p/>
            </draw:line>
            <draw:custom-shape draw:style-name="gr6" draw:text-style-name="P5" draw:layer="layout" svg:width="0.2cm" svg:height="0.2cm" draw:transform="rotate (-3.14159265358979) translate (5.75cm 4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5.55cm" svg:y1="4.15cm" svg:x2="5.05cm" svg:y2="4.15cm">
              <text:p/>
            </draw:line>
            <draw:custom-shape draw:style-name="gr10" draw:text-style-name="P7" draw:layer="layout" svg:width="0.15cm" svg:height="0.75cm" svg:x="4.9cm" svg:y="3.5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9" draw:layer="layout" svg:width="0.8cm" svg:height="0.9cm" svg:x="4.1cm" svg:y="3.5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271cm" svg:height="0.569cm" svg:x="2.7cm" svg:y="4.4cm">
          <draw:text-box>
            <text:p><text:span text:style-name="T1">SingleRODACLIClient</text:span></text:p>
          </draw:text-box>
        </draw:frame>
        <draw:g>
          <draw:g>
            <draw:custom-shape draw:style-name="gr6" draw:text-style-name="P5" draw:layer="layout" svg:width="0.3cm" svg:height="0.3cm" draw:transform="rotate (-3.14159265358979) translate (14.3cm 3.9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0.2cm" svg:height="0.4cm" draw:transform="rotate (-3.14159265358979) translate (14.35cm 3.969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14" draw:text-style-name="P4" draw:layer="layout" svg:x1="14cm" svg:y1="3.769cm" svg:x2="13.5cm" svg:y2="3.769cm">
            <text:p/>
          </draw:line>
        </draw:g>
        <draw:g>
          <draw:custom-shape draw:style-name="gr6" draw:text-style-name="P5" draw:layer="layout" svg:width="0.2cm" svg:height="0.2cm" svg:x="14.2cm" svg:y="3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4.4cm" svg:y1="3.769cm" svg:x2="14.9cm" svg:y2="3.769cm">
            <text:p/>
          </draw:line>
        </draw:g>
        <draw:custom-shape draw:style-name="gr15" draw:text-style-name="P1" draw:layer="layout" svg:width="1.8cm" svg:height="0.2cm" svg:x="7.6cm" svg:y="3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6" draw:text-style-name="P10" draw:layer="layout" svg:width="0.3cm" svg:height="0.1cm" draw:transform="rotate (1.5707963267949) translate (12.7cm 3.6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0.3cm" svg:height="0.498cm" draw:transform="rotate (1.5707963267949) translate (12.25cm 3.66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3cm" svg:height="0.101cm" draw:transform="rotate (1.5707963267949) translate (12.2cm 3.6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2.25cm" svg:y1="3.669cm" svg:x2="12.749cm" svg:y2="3.669cm">
            <text:p/>
          </draw:line>
          <draw:line draw:style-name="gr18" draw:text-style-name="P11" draw:layer="layout" svg:x1="12.25cm" svg:y1="3.369cm" svg:x2="12.749cm" svg:y2="3.369cm">
            <text:p/>
          </draw:line>
        </draw:g>
        <draw:g>
          <draw:custom-shape draw:style-name="gr16" draw:text-style-name="P10" draw:layer="layout" svg:width="0.3cm" svg:height="0.1cm" draw:transform="rotate (1.5707963267949) translate (7.4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0.3cm" svg:height="0.498cm" draw:transform="rotate (1.5707963267949) translate (6.95cm 3.8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3cm" svg:height="0.101cm" draw:transform="rotate (1.5707963267949) translate (6.9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6.95cm" svg:y1="3.8cm" svg:x2="7.449cm" svg:y2="3.8cm">
            <text:p/>
          </draw:line>
          <draw:line draw:style-name="gr18" draw:text-style-name="P11" draw:layer="layout" svg:x1="6.95cm" svg:y1="3.5cm" svg:x2="7.449cm" svg:y2="3.5cm">
            <text:p/>
          </draw:line>
        </draw:g>
        <draw:g>
          <draw:custom-shape draw:style-name="gr16" draw:text-style-name="P10" draw:layer="layout" svg:width="0.3cm" svg:height="0.1cm" draw:transform="rotate (-1.5707963267949) translate (9.599cm 3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0.3cm" svg:height="0.498cm" draw:transform="rotate (-1.5707963267949) translate (10.05cm 3.89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3cm" svg:height="0.101cm" draw:transform="rotate (-1.5707963267949) translate (10.1cm 3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0.049cm" svg:y1="3.9cm" svg:x2="9.55cm" svg:y2="3.9cm">
            <text:p/>
          </draw:line>
          <draw:line draw:style-name="gr18" draw:text-style-name="P11" draw:layer="layout" svg:x1="10.049cm" svg:y1="4.199cm" svg:x2="9.55cm" svg:y2="4.199cm">
            <text:p/>
          </draw:line>
        </draw:g>
        <draw:frame draw:style-name="gr19" draw:text-style-name="P2" draw:layer="layout" svg:width="1.823cm" svg:height="0.887cm" svg:x="7.7cm" svg:y="2.8cm">
          <draw:text-box>
            <text:p><text:span text:style-name="T1">Serial link</text:span></text:p>
            <text:p><text:span text:style-name="T1">or network</text:span></text:p>
          </draw:text-box>
        </draw:frame>
        <draw:frame draw:style-name="gr20" draw:text-style-name="P12" draw:layer="layout" svg:width="5.946cm" svg:height="1.361cm" svg:x="6.1cm" svg:y="1.3cm">
          <draw:text-box>
            <text:p text:style-name="P1"><text:span text:style-name="T3">Provided RODA/RODAN</text:span></text:p>
            <text:p text:style-name="P1"><text:span text:style-name="T3">(server-side)</text:span></text:p>
          </draw:text-box>
        </draw:frame>
        <draw:custom-shape draw:style-name="gr21" draw:text-style-name="P5" draw:layer="layout" svg:width="0.5cm" svg:height="1.2cm" svg:x="5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5cm" svg:height="1.2cm" svg:x="11.1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6.6cm" svg:y1="2.1cm" svg:x2="6.1cm" svg:y2="3.3cm">
          <text:p/>
        </draw:line>
        <draw:line draw:style-name="gr23" draw:text-style-name="P4" draw:layer="layout" svg:x1="10.501cm" svg:y1="2.1cm" svg:x2="11.2cm" svg:y2="3.2cm">
          <text:p/>
        </draw:line>
        <draw:custom-shape draw:style-name="gr24" draw:text-style-name="P5" draw:layer="layout" svg:width="0.5cm" svg:height="1.2cm" svg:x="5.4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0.5cm" svg:height="1.2cm" svg:x="10.70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2" draw:layer="layout" svg:width="5.997cm" svg:height="1.361cm" svg:x="6.1cm" svg:y="5.4cm">
          <draw:text-box>
            <text:p text:style-name="P1"><text:span text:style-name="T3">Required RODA/RODAN</text:span></text:p>
            <text:p text:style-name="P1"><text:span text:style-name="T3">(client-side)</text:span></text:p>
          </draw:text-box>
        </draw:frame>
        <draw:line draw:style-name="gr26" draw:text-style-name="P4" draw:layer="layout" svg:x1="6.4cm" svg:y1="5.4cm" svg:x2="5.7cm" svg:y2="4.5cm">
          <text:p/>
        </draw:line>
        <draw:line draw:style-name="gr26" draw:text-style-name="P4" draw:layer="layout" svg:x1="10.401cm" svg:y1="5.401cm" svg:x2="10.8cm" svg:y2="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2T16:50:53.919576065</meta:creation-date>
    <dc:date>2021-06-09T21:02:00.992349515</dc:date>
    <meta:editing-duration>PT4H30M45S</meta:editing-duration>
    <meta:editing-cycles>12</meta:editing-cycles>
    <meta:generator>LibreOffice/7.1.3.2$Linux_X86_64 LibreOffice_project/10$Build-2</meta:generator>
    <meta:document-statistic meta:object-count="85"/>
  </office:meta>
</office:document-meta>
</file>